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66cc" draw:textarea-vertical-align="middle"/>
    </style:style>
    <style:style style:name="gr2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vertical-align="middle" draw:fit-to-size="fals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vertical-align="middle"/>
    </style:style>
    <style:style style:name="gr8" style:family="graphic">
      <style:graphic-properties style:protect="size"/>
    </style:style>
    <style:style style:name="pr1" style:family="presentation" style:parent-style-name="기본값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3" style:family="paragraph">
      <style:paragraph-properties fo:text-align="center"/>
      <style:text-properties fo:font-size="13pt" style:text-underline-style="solid" style:text-underline-width="auto" style:text-underline-color="font-color" style:font-size-asian="13pt" style:font-size-complex="13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>
        <draw:rect draw:style-name="gr1" draw:text-style-name="P1" xml:id="id1" draw:id="id1" draw:layer="layout" svg:width="4.8cm" svg:height="1.6cm" svg:x="3.7cm" svg:y="6.933cm">
          <text:p text:style-name="P1"><text:span text:style-name="T1">사원</text:span></text:p>
        </draw:rect>
        <draw:rect draw:style-name="gr1" draw:text-style-name="P1" xml:id="id3" draw:id="id3" draw:layer="layout" svg:width="4.8cm" svg:height="1.6cm" svg:x="18cm" svg:y="6.933cm">
          <text:p text:style-name="P1"><text:span text:style-name="T1">사업장</text:span></text:p>
        </draw:rect>
        <draw:rect draw:style-name="gr1" draw:text-style-name="P1" xml:id="id5" draw:id="id5" draw:layer="layout" svg:width="4.8cm" svg:height="1.6cm" svg:x="6cm" svg:y="12.8cm">
          <text:p text:style-name="P1"><text:span text:style-name="T1">사업장자제</text:span></text:p>
        </draw:rect>
        <draw:custom-shape draw:style-name="gr2" draw:text-style-name="P1" xml:id="id2" draw:id="id2" draw:layer="layout" svg:width="4.8cm" svg:height="2.133cm" svg:x="10.351cm" svg:y="6.667cm">
          <text:p text:style-name="P1"><text:span text:style-name="T1">근무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1" xml:id="id4" draw:id="id4" draw:layer="layout" svg:width="4.8cm" svg:height="2.133cm" svg:x="12.001cm" svg:y="10.067cm">
          <text:p text:style-name="P1"><text:span text:style-name="T1">관리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ellipse draw:style-name="gr3" draw:text-style-name="P3" xml:id="id7" draw:id="id7" draw:layer="layout" svg:width="3.2cm" svg:height="1.6cm" svg:x="0.7cm" svg:y="4.867cm">
          <text:p text:style-name="P2"><text:span text:style-name="T2">사원번호</text:span></text:p>
        </draw:ellipse>
        <draw:ellipse draw:style-name="gr3" draw:text-style-name="P5" xml:id="id8" draw:id="id8" draw:layer="layout" svg:width="3.2cm" svg:height="1.6cm" svg:x="1.4cm" svg:y="2.7cm">
          <text:p text:style-name="P4"><text:span text:style-name="T3">사원명</text:span></text:p>
        </draw:ellipse>
        <draw:ellipse draw:style-name="gr3" draw:text-style-name="P5" xml:id="id10" draw:id="id10" draw:layer="layout" svg:width="3.2cm" svg:height="1.6cm" svg:x="2.9cm" svg:y="0.8cm">
          <text:p text:style-name="P4"><text:span text:style-name="T3">주소</text:span></text:p>
        </draw:ellipse>
        <draw:ellipse draw:style-name="gr3" draw:text-style-name="P5" xml:id="id11" draw:id="id11" draw:layer="layout" svg:width="3.2cm" svg:height="1.6cm" svg:x="6.3cm" svg:y="0.8cm">
          <text:p text:style-name="P4"><text:span text:style-name="T3">전화번호</text:span></text:p>
        </draw:ellipse>
        <draw:ellipse draw:style-name="gr3" draw:text-style-name="P5" xml:id="id9" draw:id="id9" draw:layer="layout" svg:width="3.2cm" svg:height="1.6cm" svg:x="7.8cm" svg:y="2.7cm">
          <text:p text:style-name="P4"><text:span text:style-name="T3">직급</text:span></text:p>
        </draw:ellipse>
        <draw:ellipse draw:style-name="gr3" draw:text-style-name="P5" xml:id="id6" draw:id="id6" draw:layer="layout" svg:width="3.2cm" svg:height="1.6cm" svg:x="8.3cm" svg:y="4.867cm">
          <text:p text:style-name="P4"><text:span text:style-name="T3">부서명</text:span></text:p>
        </draw:ellipse>
        <draw:connector draw:style-name="gr4" draw:text-style-name="P6" draw:layer="layout" svg:x1="8.5cm" svg:y1="7.733cm" svg:x2="10.351cm" svg:y2="7.734cm" draw:start-shape="id1" draw:start-glue-point="1" draw:end-shape="id2" draw:end-glue-point="5" svg:d="M8500 7733h926v1h925">
          <text:p/>
        </draw:connector>
        <draw:connector draw:style-name="gr4" draw:text-style-name="P6" draw:layer="layout" svg:x1="15.151cm" svg:y1="7.734cm" svg:x2="18cm" svg:y2="7.733cm" draw:start-shape="id2" draw:start-glue-point="7" draw:end-shape="id3" draw:end-glue-point="3" svg:d="M15151 7734h1425v-1h1424">
          <text:p/>
        </draw:connector>
        <draw:ellipse draw:style-name="gr3" draw:text-style-name="P5" xml:id="id12" draw:id="id12" draw:layer="layout" svg:width="3.2cm" svg:height="1.6cm" svg:x="12.6cm" svg:y="2.9cm">
          <text:p text:style-name="P4"><text:span text:style-name="T3">투입인원</text:span></text:p>
        </draw:ellipse>
        <draw:ellipse draw:style-name="gr3" draw:text-style-name="P5" xml:id="id13" draw:id="id13" draw:layer="layout" svg:width="3.2cm" svg:height="1.6cm" svg:x="15.3cm" svg:y="1.5cm">
          <text:p text:style-name="P4"><text:span text:style-name="T3">시공일자</text:span></text:p>
        </draw:ellipse>
        <draw:ellipse draw:style-name="gr3" draw:text-style-name="P5" xml:id="id14" draw:id="id14" draw:layer="layout" svg:width="3.2cm" svg:height="1.6cm" svg:x="18.8cm" svg:y="0.6cm">
          <text:p text:style-name="P4"><text:span text:style-name="T3">예상완공일</text:span></text:p>
        </draw:ellipse>
        <draw:ellipse draw:style-name="gr3" draw:text-style-name="P5" xml:id="id15" draw:id="id15" draw:layer="layout" svg:width="3.2cm" svg:height="1.6cm" svg:x="22.3cm" svg:y="1.5cm">
          <text:p text:style-name="P4"><text:span text:style-name="T3">완공일</text:span></text:p>
        </draw:ellipse>
        <draw:ellipse draw:style-name="gr3" draw:text-style-name="P5" xml:id="id16" draw:id="id16" draw:layer="layout" svg:width="3.2cm" svg:height="1.6cm" svg:x="24.6cm" svg:y="2.9cm">
          <text:p text:style-name="P4"><text:span text:style-name="T3">비고</text:span></text:p>
        </draw:ellipse>
        <draw:ellipse draw:style-name="gr3" draw:text-style-name="P3" xml:id="id22" draw:id="id22" draw:layer="layout" svg:width="3.2cm" svg:height="1.6cm" svg:x="2.3cm" svg:y="15.05cm">
          <text:p text:style-name="P2"><text:span text:style-name="T2">자제명코드</text:span></text:p>
        </draw:ellipse>
        <draw:ellipse draw:style-name="gr3" draw:text-style-name="P5" xml:id="id24" draw:id="id24" draw:layer="layout" svg:width="3.2cm" svg:height="1.6cm" svg:x="3cm" svg:y="17.1cm">
          <text:p text:style-name="P4"><text:span text:style-name="T3">자제명</text:span></text:p>
        </draw:ellipse>
        <draw:ellipse draw:style-name="gr3" draw:text-style-name="P5" xml:id="id26" draw:id="id26" draw:layer="layout" svg:width="3.2cm" svg:height="1.6cm" svg:x="6.8cm" svg:y="18.6cm">
          <text:p text:style-name="P4"><text:span text:style-name="T3">수량</text:span></text:p>
        </draw:ellipse>
        <draw:ellipse draw:style-name="gr3" draw:text-style-name="P5" xml:id="id25" draw:id="id25" draw:layer="layout" svg:width="3.2cm" svg:height="1.6cm" svg:x="10.7cm" svg:y="17.1cm">
          <text:p text:style-name="P4"><text:span text:style-name="T3">구입가격</text:span></text:p>
        </draw:ellipse>
        <draw:ellipse draw:style-name="gr3" draw:text-style-name="P5" xml:id="id23" draw:id="id23" draw:layer="layout" svg:width="3.2cm" svg:height="1.6cm" svg:x="11.5cm" svg:y="15.05cm">
          <text:p text:style-name="P4"><text:span text:style-name="T3">구입일</text:span></text:p>
        </draw:ellipse>
        <draw:connector draw:style-name="gr5" draw:text-style-name="P6" draw:layer="layout" draw:type="line" svg:x1="20.4cm" svg:y1="8.533cm" svg:x2="16.801cm" svg:y2="11.134cm" draw:start-shape="id3" draw:start-glue-point="2" draw:end-shape="id4" draw:end-glue-point="7" svg:d="M20400 8533l-3599 2601">
          <text:p/>
        </draw:connector>
        <draw:connector draw:style-name="gr5" draw:text-style-name="P6" draw:layer="layout" draw:type="line" svg:x1="12.001cm" svg:y1="11.134cm" svg:x2="8.4cm" svg:y2="12.8cm" draw:start-shape="id4" draw:start-glue-point="5" draw:end-shape="id5" draw:end-glue-point="0" svg:d="M12001 11134l-3601 1666">
          <text:p/>
        </draw:connector>
        <draw:connector draw:style-name="gr5" draw:text-style-name="P6" draw:layer="layout" draw:type="line" svg:x1="9.9cm" svg:y1="6.467cm" svg:x2="6.1cm" svg:y2="6.933cm" draw:start-shape="id6" draw:start-glue-point="2" draw:end-shape="id1" draw:end-glue-point="0" svg:d="M9900 6467l-3800 466">
          <text:p/>
        </draw:connector>
        <draw:connector draw:style-name="gr5" draw:text-style-name="P6" draw:layer="layout" draw:type="line" svg:x1="2.3cm" svg:y1="6.467cm" svg:x2="6.1cm" svg:y2="6.933cm" draw:start-shape="id7" draw:start-glue-point="2" draw:end-shape="id1" draw:end-glue-point="0" svg:d="M2300 6467l3800 466">
          <text:p/>
        </draw:connector>
        <draw:connector draw:style-name="gr5" draw:text-style-name="P6" draw:layer="layout" draw:type="line" svg:x1="3cm" svg:y1="4.3cm" svg:x2="6.1cm" svg:y2="6.933cm" draw:start-shape="id8" draw:start-glue-point="2" draw:end-shape="id1" draw:end-glue-point="0" svg:d="M3000 4300l3100 2633">
          <text:p/>
        </draw:connector>
        <draw:connector draw:style-name="gr5" draw:text-style-name="P6" draw:layer="layout" draw:type="line" svg:x1="9.4cm" svg:y1="4.3cm" svg:x2="6.1cm" svg:y2="6.933cm" draw:start-shape="id9" draw:start-glue-point="2" draw:end-shape="id1" draw:end-glue-point="0" svg:d="M9400 4300l-3300 2633">
          <text:p/>
        </draw:connector>
        <draw:connector draw:style-name="gr5" draw:text-style-name="P6" draw:layer="layout" draw:type="line" svg:x1="4.5cm" svg:y1="2.4cm" svg:x2="6.1cm" svg:y2="6.933cm" draw:start-shape="id10" draw:start-glue-point="2" draw:end-shape="id1" draw:end-glue-point="0" svg:d="M4500 2400l1600 4533">
          <text:p/>
        </draw:connector>
        <draw:connector draw:style-name="gr5" draw:text-style-name="P6" draw:layer="layout" draw:type="line" svg:x1="7.9cm" svg:y1="2.4cm" svg:x2="6.1cm" svg:y2="6.933cm" draw:start-shape="id11" draw:start-glue-point="2" draw:end-shape="id1" draw:end-glue-point="0" svg:d="M7900 2400l-1800 4533">
          <text:p/>
        </draw:connector>
        <draw:connector draw:style-name="gr5" draw:text-style-name="P6" draw:layer="layout" draw:type="line" svg:x1="14.2cm" svg:y1="4.5cm" svg:x2="20.4cm" svg:y2="6.933cm" draw:start-shape="id12" draw:start-glue-point="2" draw:end-shape="id3" draw:end-glue-point="0" svg:d="M14200 4500l6200 2433">
          <text:p/>
        </draw:connector>
        <draw:connector draw:style-name="gr5" draw:text-style-name="P6" draw:layer="layout" draw:type="line" svg:x1="16.9cm" svg:y1="3.1cm" svg:x2="20.4cm" svg:y2="6.933cm" draw:start-shape="id13" draw:start-glue-point="2" draw:end-shape="id3" draw:end-glue-point="0" svg:d="M16900 3100l3500 3833">
          <text:p/>
        </draw:connector>
        <draw:connector draw:style-name="gr5" draw:text-style-name="P6" draw:layer="layout" draw:type="line" svg:x1="20.4cm" svg:y1="2.2cm" svg:x2="20.4cm" svg:y2="6.933cm" draw:start-shape="id14" draw:start-glue-point="2" draw:end-shape="id3" draw:end-glue-point="0" svg:d="M20400 2200v4733">
          <text:p/>
        </draw:connector>
        <draw:connector draw:style-name="gr5" draw:text-style-name="P6" draw:layer="layout" draw:type="line" svg:x1="23.9cm" svg:y1="3.1cm" svg:x2="20.4cm" svg:y2="6.933cm" draw:start-shape="id15" draw:start-glue-point="2" draw:end-shape="id3" draw:end-glue-point="0" svg:d="M23900 3100l-3500 3833">
          <text:p/>
        </draw:connector>
        <draw:connector draw:style-name="gr5" draw:text-style-name="P6" draw:layer="layout" draw:type="line" svg:x1="26.2cm" svg:y1="4.5cm" svg:x2="20.4cm" svg:y2="6.933cm" draw:start-shape="id16" draw:start-glue-point="2" draw:end-shape="id3" draw:end-glue-point="0" svg:d="M26200 4500l-5800 2433">
          <text:p/>
        </draw:connector>
        <draw:connector draw:style-name="gr5" draw:text-style-name="P6" draw:layer="layout" draw:type="line" svg:x1="15.5cm" svg:y1="6.7cm" svg:x2="20.4cm" svg:y2="6.933cm" draw:start-shape="id17" draw:start-glue-point="2" draw:end-shape="id3" draw:end-glue-point="0" svg:d="M15500 6700l4900 233">
          <text:p/>
        </draw:connector>
        <draw:connector draw:style-name="gr5" draw:text-style-name="P6" draw:layer="layout" draw:type="line" svg:x1="20.4cm" svg:y1="6.933cm" svg:x2="17.6cm" svg:y2="5.3cm" draw:start-shape="id3" draw:start-glue-point="0" draw:end-shape="id18" draw:end-glue-point="2" svg:d="M20400 6933l-2800-1633">
          <text:p/>
        </draw:connector>
        <draw:connector draw:style-name="gr5" draw:text-style-name="P6" draw:layer="layout" draw:type="line" svg:x1="20.4cm" svg:y1="4.2cm" svg:x2="20.4cm" svg:y2="6.933cm" draw:start-shape="id19" draw:start-glue-point="2" draw:end-shape="id3" draw:end-glue-point="0" svg:d="M20400 4200v2733">
          <text:p/>
        </draw:connector>
        <draw:connector draw:style-name="gr5" draw:text-style-name="P6" draw:layer="layout" draw:type="line" svg:x1="25.4cm" svg:y1="6.7cm" svg:x2="20.4cm" svg:y2="6.933cm" draw:start-shape="id20" draw:start-glue-point="2" draw:end-shape="id3" draw:end-glue-point="0" svg:d="M25400 6700l-5000 233">
          <text:p/>
        </draw:connector>
        <draw:connector draw:style-name="gr5" draw:text-style-name="P6" draw:layer="layout" draw:type="line" svg:x1="23.3cm" svg:y1="5.3cm" svg:x2="20.4cm" svg:y2="6.933cm" draw:start-shape="id21" draw:start-glue-point="2" draw:end-shape="id3" draw:end-glue-point="0" svg:d="M23300 5300l-2900 1633">
          <text:p/>
        </draw:connector>
        <draw:connector draw:style-name="gr5" draw:text-style-name="P6" draw:layer="layout" draw:type="line" svg:x1="8.4cm" svg:y1="14.4cm" svg:x2="3.9cm" svg:y2="15.05cm" draw:start-shape="id5" draw:start-glue-point="2" draw:end-shape="id22" draw:end-glue-point="0" svg:d="M8400 14400l-4500 650">
          <text:p/>
        </draw:connector>
        <draw:connector draw:style-name="gr5" draw:text-style-name="P6" draw:layer="layout" draw:type="line" svg:x1="8.4cm" svg:y1="14.4cm" svg:x2="13.1cm" svg:y2="15.05cm" draw:start-shape="id5" draw:start-glue-point="2" draw:end-shape="id23" draw:end-glue-point="0" svg:d="M8400 14400l4700 650">
          <text:p/>
        </draw:connector>
        <draw:connector draw:style-name="gr5" draw:text-style-name="P6" draw:layer="layout" draw:type="line" svg:x1="8.4cm" svg:y1="14.4cm" svg:x2="4.6cm" svg:y2="17.1cm" draw:start-shape="id5" draw:start-glue-point="2" draw:end-shape="id24" draw:end-glue-point="0" svg:d="M8400 14400l-3800 2700">
          <text:p/>
        </draw:connector>
        <draw:connector draw:style-name="gr5" draw:text-style-name="P6" draw:layer="layout" draw:type="line" svg:x1="8.4cm" svg:y1="14.4cm" svg:x2="12.3cm" svg:y2="17.1cm" draw:start-shape="id5" draw:start-glue-point="2" draw:end-shape="id25" draw:end-glue-point="0" svg:d="M8400 14400l3900 2700">
          <text:p/>
        </draw:connector>
        <draw:connector draw:style-name="gr5" draw:text-style-name="P6" draw:layer="layout" draw:type="line" svg:x1="8.4cm" svg:y1="14.4cm" svg:x2="8.4cm" svg:y2="18.6cm" draw:start-shape="id5" draw:start-glue-point="2" draw:end-shape="id26" draw:end-glue-point="0" svg:d="M8400 14400v4200">
          <text:p/>
        </draw:connector>
        <draw:ellipse draw:style-name="gr3" draw:text-style-name="P3" xml:id="id17" draw:id="id17" draw:layer="layout" svg:width="3.2cm" svg:height="1.6cm" svg:x="13.9cm" svg:y="5.1cm">
          <text:p text:style-name="P2"><text:span text:style-name="T2">사업장번호</text:span></text:p>
        </draw:ellipse>
        <draw:ellipse draw:style-name="gr3" draw:text-style-name="P5" xml:id="id18" draw:id="id18" draw:layer="layout" svg:width="3.2cm" svg:height="1.6cm" svg:x="16cm" svg:y="3.7cm">
          <text:p text:style-name="P4"><text:span text:style-name="T3">사업경영</text:span></text:p>
        </draw:ellipse>
        <draw:ellipse draw:style-name="gr3" draw:text-style-name="P5" xml:id="id19" draw:id="id19" draw:layer="layout" svg:width="3.2cm" svg:height="1.6cm" svg:x="18.8cm" svg:y="2.6cm">
          <text:p text:style-name="P4"><text:span text:style-name="T3">주소</text:span></text:p>
        </draw:ellipse>
        <draw:ellipse draw:style-name="gr3" draw:text-style-name="P5" xml:id="id21" draw:id="id21" draw:layer="layout" svg:width="3.2cm" svg:height="1.6cm" svg:x="21.7cm" svg:y="3.7cm">
          <text:p text:style-name="P4"><text:span text:style-name="T3">전화번호</text:span></text:p>
        </draw:ellipse>
        <draw:ellipse draw:style-name="gr3" draw:text-style-name="P5" xml:id="id20" draw:id="id20" draw:layer="layout" svg:width="3.2cm" svg:height="1.6cm" svg:x="23.8cm" svg:y="5.1cm">
          <text:p text:style-name="P4"><text:span text:style-name="T3">공사급여</text:span></text:p>
        </draw:ellipse>
        <draw:frame draw:style-name="gr6" draw:layer="layout" svg:width="1.6cm" svg:height="0.979cm" svg:x="8.6cm" svg:y="6.8cm">
          <draw:text-box>
            <text:p>N</text:p>
          </draw:text-box>
        </draw:frame>
        <draw:frame draw:style-name="gr6" draw:layer="layout" svg:width="1.6cm" svg:height="0.979cm" svg:x="7.4cm" svg:y="11.8cm">
          <draw:text-box>
            <text:p>N</text:p>
          </draw:text-box>
        </draw:frame>
        <draw:frame draw:style-name="gr6" draw:layer="layout" svg:width="1.6cm" svg:height="0.979cm" svg:x="20.4cm" svg:y="8.621cm">
          <draw:text-box>
            <text:p>1</text:p>
          </draw:text-box>
        </draw:frame>
        <draw:frame draw:style-name="gr6" draw:layer="layout" svg:width="1.6cm" svg:height="0.979cm" svg:x="16.6cm" svg:y="6.933cm">
          <draw:text-box>
            <text:p>M</text:p>
          </draw:text-box>
        </draw:frame>
        <draw:ellipse draw:style-name="gr7" draw:text-style-name="P5" xml:id="id27" draw:id="id27" draw:layer="layout" svg:width="2.4cm" svg:height="1.533cm" svg:x="11.551cm" svg:y="4.4cm">
          <text:p text:style-name="P6"><text:span text:style-name="T3">투입일</text:span></text:p>
        </draw:ellipse>
        <draw:connector draw:style-name="gr5" draw:text-style-name="P6" draw:layer="layout" draw:type="line" svg:x1="12.751cm" svg:y1="5.933cm" svg:x2="12.751cm" svg:y2="6.667cm" draw:start-shape="id27" draw:start-glue-point="2" draw:end-shape="id2" draw:end-glue-point="4" svg:d="M12751 5933v734">
          <text:p/>
        </draw:connector>
        <draw:rect draw:style-name="gr1" draw:text-style-name="P6" draw:layer="layout" svg:width="4.6cm" svg:height="1.4cm" svg:x="21.8cm" svg:y="11.6cm">
          <text:p text:style-name="P6">개체(Entity)</text:p>
        </draw:rect>
        <draw:custom-shape draw:style-name="gr2" draw:text-style-name="P6" draw:layer="layout" svg:width="7cm" svg:height="2cm" svg:x="20.6cm" svg:y="15.2cm">
          <text:p text:style-name="P6">관계(Relationship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7" draw:layer="layout" svg:width="6.4cm" svg:height="0.979cm" svg:x="20.9cm" svg:y="17.421cm">
          <draw:text-box>
            <text:p text:style-name="P7"><text:span text:style-name="T4">속성</text:span><text:span text:style-name="T5"> </text:span><text:span text:style-name="T5">: </text:span><text:span text:style-name="T5">식별자</text:span></text:p>
          </draw:text-box>
        </draw:frame>
        <draw:ellipse draw:style-name="gr7" draw:text-style-name="P6" draw:layer="layout" svg:width="6.2cm" svg:height="1.8cm" svg:x="21cm" svg:y="13.2cm">
          <text:p text:style-name="P6">속성(Attribute)</text:p>
        </draw:ellips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1-13T09:37:31.37</meta:creation-date>
    <meta:editing-duration>PT29M16S</meta:editing-duration>
    <meta:editing-cycles>8</meta:editing-cycles>
    <dc:date>2021-01-13T10:22:21.14</dc:date>
    <meta:generator>OpenOffice/4.1.7$Win32 OpenOffice.org_project/417m1$Build-9800</meta:generator>
    <meta:document-statistic meta:object-count="84"/>
  </office:meta>
</office:document-meta>
</file>